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bold" officeooo:rsid="001a9e62" officeooo:paragraph-rsid="001a9e62" style:font-weight-asian="bold" style:font-weight-complex="bold"/>
    </style:style>
    <style:style style:name="P4" style:family="paragraph" style:parent-style-name="Standard">
      <style:text-properties style:font-name="Arial" fo:font-weight="bold" officeooo:rsid="00257778" officeooo:paragraph-rsid="0025777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1ee193" style:font-weight-asian="bold" style:font-weight-complex="bold"/>
    </style:style>
    <style:style style:name="P6" style:family="paragraph" style:parent-style-name="Standard">
      <style:text-properties style:font-name="Arial" fo:font-weight="bold" officeooo:rsid="002c26f5" officeooo:paragraph-rsid="002c26f5" style:font-weight-asian="bold" style:font-weight-complex="bold"/>
    </style:style>
    <style:style style:name="P7" style:family="paragraph" style:parent-style-name="Standard">
      <style:text-properties style:font-name="Arial" fo:font-weight="bold" officeooo:rsid="003336e2" officeooo:paragraph-rsid="003336e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9" style:family="paragraph" style:parent-style-name="Standard">
      <style:text-properties style:font-name="Arial" officeooo:rsid="000c4a85"/>
    </style:style>
    <style:style style:name="P10" style:family="paragraph" style:parent-style-name="Standard">
      <style:text-properties style:font-name="Arial" officeooo:rsid="000c4a85" officeooo:paragraph-rsid="000c4a85"/>
    </style:style>
    <style:style style:name="P11" style:family="paragraph" style:parent-style-name="Standard">
      <style:text-properties style:font-name="Arial" officeooo:rsid="000cec2c" officeooo:paragraph-rsid="000cec2c"/>
    </style:style>
    <style:style style:name="P12" style:family="paragraph" style:parent-style-name="Standard">
      <style:text-properties style:font-name="Arial" officeooo:rsid="000edaa3" officeooo:paragraph-rsid="000edaa3"/>
    </style:style>
    <style:style style:name="P13" style:family="paragraph" style:parent-style-name="Standard">
      <style:text-properties style:font-name="Arial" officeooo:paragraph-rsid="000edaa3"/>
    </style:style>
    <style:style style:name="P14" style:family="paragraph" style:parent-style-name="Standard">
      <style:text-properties style:font-name="Arial" officeooo:rsid="000f0045" officeooo:paragraph-rsid="000f0045"/>
    </style:style>
    <style:style style:name="P15" style:family="paragraph" style:parent-style-name="Standard">
      <style:text-properties style:font-name="Arial" officeooo:paragraph-rsid="00129eda"/>
    </style:style>
    <style:style style:name="P16" style:family="paragraph" style:parent-style-name="Standard">
      <style:text-properties style:font-name="Arial" officeooo:rsid="0013d8a8" officeooo:paragraph-rsid="0013d8a8"/>
    </style:style>
    <style:style style:name="P17" style:family="paragraph" style:parent-style-name="Standard">
      <style:text-properties style:font-name="Arial" officeooo:rsid="00158d8c" officeooo:paragraph-rsid="00158d8c"/>
    </style:style>
    <style:style style:name="P18" style:family="paragraph" style:parent-style-name="Standard">
      <style:text-properties style:font-name="Arial" officeooo:rsid="001628fa" officeooo:paragraph-rsid="001628fa"/>
    </style:style>
    <style:style style:name="P19" style:family="paragraph" style:parent-style-name="Standard">
      <style:text-properties style:font-name="Arial" officeooo:rsid="001628fa" officeooo:paragraph-rsid="0031cf0f"/>
    </style:style>
    <style:style style:name="P20" style:family="paragraph" style:parent-style-name="Standard">
      <style:text-properties style:font-name="Arial" fo:font-weight="normal" officeooo:rsid="001a9e62" officeooo:paragraph-rsid="001a9e62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257778" officeooo:paragraph-rsid="00257778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28205e" officeooo:paragraph-rsid="0028205e" style:font-weight-asian="normal" style:font-weight-complex="normal"/>
    </style:style>
    <style:style style:name="P23" style:family="paragraph" style:parent-style-name="Standard">
      <style:text-properties style:font-name="Arial" fo:font-weight="normal" officeooo:rsid="0028205e" officeooo:paragraph-rsid="00257778" style:font-weight-asian="normal" style:font-weight-complex="normal"/>
    </style:style>
    <style:style style:name="P24" style:family="paragraph" style:parent-style-name="Standard">
      <style:text-properties style:font-name="Arial" fo:font-weight="normal" officeooo:rsid="003022e6" officeooo:paragraph-rsid="003022e6" style:font-weight-asian="normal" style:font-weight-complex="normal"/>
    </style:style>
    <style:style style:name="P25" style:family="paragraph" style:parent-style-name="Standard">
      <style:text-properties style:font-name="Arial1" fo:language="en" fo:country="US" officeooo:rsid="008228e2" officeooo:paragraph-rsid="0029fd22"/>
    </style:style>
    <style:style style:name="P26" style:family="paragraph" style:parent-style-name="Standard">
      <style:text-properties style:font-name="Arial1" fo:language="en" fo:country="US" officeooo:rsid="008086c9" officeooo:paragraph-rsid="0029fd22"/>
    </style:style>
    <style:style style:name="P27" style:family="paragraph" style:parent-style-name="Standard">
      <style:paragraph-properties fo:break-before="page"/>
      <style:text-properties style:font-name="Arial" fo:font-weight="bold" style:font-weight-asian="bold" style:font-weight-complex="bold"/>
    </style:style>
    <style:style style:name="P28" style:family="paragraph" style:parent-style-name="Standard">
      <style:text-properties style:font-name="Arial" officeooo:rsid="002a56c6" officeooo:paragraph-rsid="002fbcac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style:paragraph-properties fo:text-align="center"/>
    </style:style>
    <style:style style:name="P31" style:family="paragraph">
      <loext:graphic-properties draw:fill-color="#ccffcc"/>
      <style:paragraph-properties fo:text-align="center"/>
      <style:text-properties fo:font-size="16pt" style:font-size-asian="16pt" style:font-size-complex="16pt"/>
    </style:style>
    <style:style style:name="P32" style:family="paragraph">
      <loext:graphic-properties draw:fill-color="#ffff99"/>
      <style:paragraph-properties fo:text-align="center"/>
      <style:text-properties fo:font-size="10pt" style:font-size-asian="10pt" style:font-size-complex="10pt"/>
    </style:style>
    <style:style style:name="P33" style:family="paragraph">
      <loext:graphic-properties draw:fill-color="#ffff99"/>
      <style:paragraph-properties fo:text-align="center"/>
    </style:style>
    <style:style style:name="P3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5" style:family="paragraph">
      <loext:graphic-properties draw:fill-color="#ff950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daa3"/>
    </style:style>
    <style:style style:name="T3" style:family="text">
      <style:text-properties officeooo:rsid="000f0045"/>
    </style:style>
    <style:style style:name="T4" style:family="text">
      <style:text-properties officeooo:rsid="0012041b"/>
    </style:style>
    <style:style style:name="T5" style:family="text">
      <style:text-properties officeooo:rsid="0013d8a8"/>
    </style:style>
    <style:style style:name="T6" style:family="text">
      <style:text-properties officeooo:rsid="00158d8c"/>
    </style:style>
    <style:style style:name="T7" style:family="text">
      <style:text-properties officeooo:rsid="001628fa"/>
    </style:style>
    <style:style style:name="T8" style:family="text">
      <style:text-properties officeooo:rsid="0019b139"/>
    </style:style>
    <style:style style:name="T9" style:family="text">
      <style:text-properties officeooo:rsid="001c875f"/>
    </style:style>
    <style:style style:name="T10" style:family="text">
      <style:text-properties officeooo:rsid="001ee193"/>
    </style:style>
    <style:style style:name="T11" style:family="text">
      <style:text-properties officeooo:rsid="00221368"/>
    </style:style>
    <style:style style:name="T12" style:family="text">
      <style:text-properties officeooo:rsid="00235848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style:text-line-through-style="none" style:text-line-through-type="none" style:font-size-asian="10.5pt"/>
    </style:style>
    <style:style style:name="T15" style:family="text">
      <style:text-properties officeooo:rsid="00257778"/>
    </style:style>
    <style:style style:name="T16" style:family="text">
      <style:text-properties officeooo:rsid="0026ffb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846056" style:font-weight-asian="normal" style:font-weight-complex="normal"/>
    </style:style>
    <style:style style:name="T19" style:family="text">
      <style:text-properties officeooo:rsid="00827e54"/>
    </style:style>
    <style:style style:name="T20" style:family="text">
      <style:text-properties officeooo:rsid="0029fd22"/>
    </style:style>
    <style:style style:name="T21" style:family="text">
      <style:text-properties officeooo:rsid="002c26f5"/>
    </style:style>
    <style:style style:name="T22" style:family="text">
      <style:text-properties officeooo:rsid="003022e6"/>
    </style:style>
    <style:style style:name="T23" style:family="text">
      <style:text-properties officeooo:rsid="0030e60e"/>
    </style:style>
    <style:style style:name="T24" style:family="text">
      <style:text-properties fo:font-size="10pt" style:font-size-asian="8.75pt" style:font-size-complex="10pt"/>
    </style:style>
    <style:style style:name="T25" style:family="text">
      <style:text-properties fo:font-size="10pt" officeooo:rsid="000cec2c" style:font-size-asian="8.75pt" style:font-size-complex="10pt"/>
    </style:style>
    <style:style style:name="T26" style:family="text">
      <style:text-properties fo:font-size="10pt" fo:font-weight="normal" style:font-size-asian="8.75pt" style:font-weight-asian="normal" style:font-size-complex="10pt" style:font-weight-complex="normal"/>
    </style:style>
    <style:style style:name="T27" style:family="text">
      <style:text-properties fo:font-size="10pt" fo:font-weight="normal" officeooo:rsid="000cec2c" style:font-size-asian="8.75pt" style:font-weight-asian="normal" style:font-size-complex="10pt" style:font-weight-complex="normal"/>
    </style:style>
    <style:style style:name="T28" style:family="text">
      <style:text-properties fo:font-size="10pt" fo:font-weight="normal" officeooo:rsid="0033b7b8" style:font-size-asian="8.75pt" style:font-weight-asian="normal" style:font-size-complex="10pt" style:font-weight-complex="normal"/>
    </style:style>
    <style:style style:name="T29" style:family="text">
      <style:text-properties officeooo:rsid="0031cf0f"/>
    </style:style>
    <style:style style:name="T30" style:family="text">
      <style:text-properties officeooo:rsid="003336e2"/>
    </style:style>
    <style:style style:name="T31" style:family="text">
      <style:text-properties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29fd22" style:font-size-asian="16pt" style:font-weight-asian="bold" style:font-size-complex="16pt" style:font-weight-complex="bold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font-size="10pt" style:font-size-asian="10pt" style:font-size-complex="10pt"/>
    </style:style>
    <style:style style:name="gr1" style:family="graphic">
      <style:graphic-properties svg:stroke-color="#000000" draw:fill-color="#ff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80" draw:fill-color="#ccffcc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ffff" draw:fill-color="#ff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ff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textarea-horizontal-align="center" draw:textarea-vertical-align="middle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fill-color="#ff950e" draw:textarea-horizontal-align="center" draw:textarea-vertical-align="middle" style:run-through="foreground"/>
    </style:style>
    <style:style style:name="gr10" style:family="graphic">
      <style:graphic-properties svg:stroke-width="0in" svg:stroke-color="#000000" draw:marker-start-width="0.1382in" draw:marker-end-width="0.1382in" draw:fill-color="#ffffff" draw:textarea-horizontal-align="center" draw:textarea-vertical-align="middle" fo:padding-top="0in" fo:padding-bottom="0in" fo:padding-left="0in" fo:padding-right="0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PSC 223<text:span text:style-name="T5">n</text:span> <text:s/>Assignment <text:span text:style-name="T5">3</text:span></text:p>
      <text:p text:style-name="P5">Traveling Ball</text:p>
      <text:p text:style-name="P1"/>
      <text:p text:style-name="P2">Introduction</text:p>
      <text:p text:style-name="P1"/>
      <text:p text:style-name="P10">This assignment is the introduction to <text:span text:style-name="T5">animation </text:span>using <text:span text:style-name="T8">C Sharp</text:span>. <text:s/>Here you are going to make a simple animated object move <text:span text:style-name="T5">along a specified path</text:span>.</text:p>
      <text:p text:style-name="P1"/>
      <text:p text:style-name="P1"/>
      <text:p text:style-name="P1"/>
      <text:p text:style-name="P6">New things and old things to learn in this program</text:p>
      <text:p text:style-name="P1"/>
      <text:p text:style-name="P1">1. <text:s/><text:span text:style-name="T10">How to use two clocks in one user interface.</text:span></text:p>
      <text:p text:style-name="P1"/>
      <text:p text:style-name="P1">2. <text:s/><text:span text:style-name="T11">How one clock controls the refresh rate of the entire UI.</text:span></text:p>
      <text:p text:style-name="P1"/>
      <text:p text:style-name="P1">3. <text:s/>How <text:span text:style-name="T11">another clock controls the frequency of updating the coordinates of the ball.</text:span></text:p>
      <text:p text:style-name="P1"/>
      <text:p text:style-name="P1">4. <text:s/><text:span text:style-name="T21">Use the C# coordinate system for marking the location of the ball.</text:span></text:p>
      <text:p text:style-name="P1"/>
      <text:p text:style-name="P1"/>
      <text:p text:style-name="P1"/>
      <text:p text:style-name="P1"/>
      <text:p text:style-name="P1"/>
      <text:p text:style-name="P9"/>
      <text:p text:style-name="P1"/>
      <text:p text:style-name="P11">See the picture on the next page.</text:p>
      <text:p text:style-name="P1"/>
      <text:p text:style-name="Standard"/>
      <text:p text:style-name="P27">Sample User Interface</text:p>
      <text:p text:style-name="P1"><draw:rect text:anchor-type="paragraph" draw:z-index="0" draw:style-name="gr1" draw:text-style-name="P29" svg:width="6.9795in" svg:height="6.6252in" svg:x="0.1398in" svg:y="0.1165in"><text:p/></draw:rect><draw:rect text:anchor-type="paragraph" draw:z-index="1" draw:style-name="gr2" draw:text-style-name="P31" svg:width="6.9795in" svg:height="0.5315in" svg:x="0.1398in" svg:y="0.1165in"><text:p text:style-name="P30"><text:span text:style-name="T33">Animation by Joseph Anderson</text:span></text:p></draw:rect><draw:rect text:anchor-type="paragraph" draw:z-index="2" draw:style-name="gr3" draw:text-style-name="P32" svg:width="0.5961in" svg:height="0.3441in" svg:x="0.5862in" svg:y="5.2in"><text:p text:style-name="P30"><text:span text:style-name="T34">Speed (Hz)</text:span></text:p></draw:rect><draw:rect text:anchor-type="paragraph" draw:z-index="3" draw:style-name="gr3" draw:text-style-name="P32" svg:width="1.1012in" svg:height="0.448in" svg:x="4.1083in" svg:y="5.1791in"><text:p text:style-name="P30"><text:span text:style-name="T34">Direction</text:span></text:p></draw:rect><draw:rect text:anchor-type="paragraph" draw:z-index="4" draw:style-name="gr3" draw:text-style-name="P32" svg:width="1.8724in" svg:height="0.2295in" svg:x="4.1083in" svg:y="5.8563in"><text:p text:style-name="P30"><text:span text:style-name="T34">Coordinates of Center of Ball</text:span></text:p></draw:rect><draw:rect text:anchor-type="paragraph" draw:z-index="5" draw:style-name="gr3" draw:text-style-name="P32" svg:width="0.285in" svg:height="0.3571in" svg:x="4.2272in" svg:y="6.1555in"><text:p text:style-name="P30"><text:span text:style-name="T34">X =</text:span></text:p></draw:rect><draw:rect text:anchor-type="paragraph" draw:z-index="6" draw:style-name="gr3" draw:text-style-name="P32" svg:width="0.2031in" svg:height="0.3571in" svg:x="5.2453in" svg:y="6.1638in"><text:p text:style-name="P30"><text:span text:style-name="T34">Y =</text:span></text:p></draw:rect><draw:g text:anchor-type="paragraph" draw:z-index="13" draw:style-name="gr6"><draw:rect draw:style-name="gr7" draw:text-style-name="P30" svg:width="6.9795in" svg:height="4.3858in" svg:x="0.1398in" svg:y="0.648in"><text:p/></draw:rect><draw:g draw:style-name="gr8"><draw:rect draw:style-name="gr7" draw:text-style-name="P30" svg:width="6.2087in" svg:height="3.813in" svg:x="0.5217in" svg:y="0.9555in"><text:p/></draw:rect><draw:ellipse draw:style-name="gr9" draw:text-style-name="P35" svg:width="0.1669in" svg:height="0.1406in" svg:x="6.6441in" svg:y="1.4346in"><text:p/></draw:ellipse></draw:g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7" draw:style-name="gr4" draw:text-style-name="P33" svg:width="6.9795in" svg:height="1.698in" svg:x="0.1398in" svg:y="0.0602in"><text:p text:style-name="P30"><text:s text:c="69"/>X <text:s text:c="11"/>Y</text:p></draw:rect><draw:rect text:anchor-type="paragraph" draw:z-index="9" draw:style-name="gr5" draw:text-style-name="P34" svg:width="0.6516in" svg:height="0.448in" svg:x="1.4929in" svg:y="1.0083in"><text:p text:style-name="P30"><text:span text:style-name="T34">Reset</text:span></text:p></draw:rect></text:p>
      <text:p text:style-name="P1"><draw:rect text:anchor-type="paragraph" draw:z-index="8" draw:style-name="gr5" draw:text-style-name="P34" svg:width="0.6614in" svg:height="0.3543in" svg:x="4.548in" svg:y="0.098in"><text:p text:style-name="P30"><text:span text:style-name="T34">Direction:</text:span></text:p></draw:rect><draw:rect text:anchor-type="paragraph" draw:z-index="15" draw:style-name="gr5" draw:text-style-name="P34" svg:width="0.6614in" svg:height="0.3543in" svg:x="5.2091in" svg:y="0.098in"><text:p text:style-name="P30"><text:span text:style-name="T34">Up</text:span></text:p></draw:rect></text:p>
      <text:p text:style-name="P1"/>
      <text:p text:style-name="P1"/>
      <text:p text:style-name="P1"/>
      <text:p text:style-name="P1"><draw:rect text:anchor-type="paragraph" draw:z-index="12" draw:style-name="gr5" draw:text-style-name="P34" svg:width="0.7039in" svg:height="0.4232in" svg:x="2.328in" svg:y="0.0492in"><text:p text:style-name="P30"><text:span text:style-name="T34">Exit</text:span></text:p></draw:rect><draw:rect text:anchor-type="paragraph" draw:z-index="14" draw:style-name="gr10" draw:text-style-name="P34" svg:width="0.7921in" svg:height="0.4394in" svg:x="0.5937in" svg:y="0.0543in"><text:p text:style-name="P30"><text:span text:style-name="T34">Go</text:span></text:p></draw:rect><draw:rect text:anchor-type="paragraph" draw:z-index="10" draw:style-name="gr5" draw:text-style-name="P34" svg:width="0.3953in" svg:height="0.3571in" svg:x="4.5575in" svg:y="0.0846in"><text:p text:style-name="P30"><text:span text:style-name="T34">950</text:span></text:p></draw:rect><draw:rect text:anchor-type="paragraph" draw:z-index="11" draw:style-name="gr5" draw:text-style-name="P34" svg:width="0.3941in" svg:height="0.3571in" svg:x="5.172in" svg:y="0.0846in"><text:p text:style-name="P30"><text:span text:style-name="T34">205</text:span></text:p></draw:rect></text:p>
      <text:p text:style-name="P1"/>
      <text:p text:style-name="P1"/>
      <text:p text:style-name="P1"/>
      <text:p text:style-name="P1"/>
      <text:p text:style-name="P1"/>
      <text:p text:style-name="P1"/>
      <text:p text:style-name="P27">Description of user interface</text:p>
      <text:p text:style-name="P1"/>
      <text:p text:style-name="P1">1. <text:s/>The <text:span text:style-name="T23">UI must</text:span> <text:span text:style-name="T23">have a large physical size. <text:s text:c="2"/>Make the UI fill about 90 or 95% of your monitor. <text:s/>Only leave a small area of the monitor not filled by the UI.</text:span></text:p>
      <text:p text:style-name="P1"/>
      <text:p text:style-name="P1">2. <text:s/><text:span text:style-name="T5">The graphic area covers the entire UI form. <text:s/>However, we section it off by colors. <text:s/>Make a narrow rectangular part at the top have a light color. <text:s/>In this top portion place your name.</text:span></text:p>
      <text:p text:style-name="P1"/>
      <text:p text:style-name="P16">3. <text:s/>In the middle of the graphic area use a different color to show the area for animation. <text:s/>This area should be very large compared to the other two areas.</text:p>
      <text:p text:style-name="P16"/>
      <text:p text:style-name="P16">4. <text:s/>At the bottom of the graphics make rectangular section have a third distinguishing color. <text:s/>In this third area place the control button<text:span text:style-name="T23">s</text:span> and <text:span text:style-name="T23">the output textboxes.</text:span></text:p>
      <text:p text:style-name="P1"/>
      <text:p text:style-name="P16">5. <text:s/>In the middle graphic area draw a fixed rectangle with <text:span text:style-name="T6">a </text:span>boundary that is one pixel wide. <text:s/>This rectangle is the path the animated ball will follow. <text:s/>Make this rectangle large. <text:s/>When the ball moves <text:span text:style-name="T23">the </text:span>center <text:span text:style-name="T23">of the ball</text:span> will always be directly over that path line.</text:p>
      <text:p text:style-name="P1"/>
      <text:p text:style-name="P12"><text:span text:style-name="T6">6</text:span>. <text:s/>The initial position of the ball is in the upper right corner of the pa<text:span text:style-name="T6">th, the <text:s/>ball travels counterclockwise.</text:span></text:p>
      <text:p text:style-name="P1"/>
      <text:p text:style-name="P1"><text:span text:style-name="T6">7</text:span>. <text:s/>There is a<text:span text:style-name="T29">n area</text:span> in the lower part of the <text:span text:style-name="T29">UI</text:span> <text:span text:style-name="T29">that</text:span>l contains all the controls such as buttons <text:span text:style-name="T29">and output text boxes</text:span>.</text:p>
      <text:p text:style-name="P1"/>
      <text:p text:style-name="P15"><text:span text:style-name="T6">8</text:span>. <text:s/><text:span text:style-name="T29">The speed of the ball is fixed in the software. <text:s/>You as programmer pick a nice reasonable speed that is not too fast nor too slow.</text:span></text:p>
      <text:p text:style-name="P15"/>
      <text:p text:style-name="P17">9. <text:s/>The graphic area is refreshed at a fixed rate of 30 Hz. <text:s/>This is a fixed number and should be declared as a constant in your program.</text:p>
      <text:p text:style-name="P15"/>
      <text:p text:style-name="P1"><text:span text:style-name="T6">10</text:span>. <text:s/>There is a button with <text:span text:style-name="T4">the</text:span> initial label “Go”. <text:s/>When the user clicks on Go the animation starts, namely: the ball moves <text:span text:style-name="T6">counter clockwise always maintaining its center directly over the path line. <text:s/></text:span>When the ball is in motion the label on the “Go” button changes to “Pause”. <text:s/>If the user clicks on the “Pause” button then the clock stops and the label changes to “Go”.</text:p>
      <text:p text:style-name="P1"/>
      <text:p text:style-name="P18">11. <text:s/>When the ball completes a circuit (returns to starting position) then it stops moving and changes to a gold color.</text:p>
      <text:p text:style-name="P1"/>
      <text:p text:style-name="P1"><text:span text:style-name="T6">12</text:span><text:span text:style-name="T13">. <text:s/></text:span><text:span text:style-name="T14">There is a reset button. <text:s/>If the user clicks on this button then the clock stops and the ball returns to its initial position.</text:span></text:p>
      <text:p text:style-name="P1"/>
      <text:p text:style-name="P1"><text:span text:style-name="T2">13</text:span>. <text:s/>There are t<text:span text:style-name="T2">hree</text:span> output fields: one for the x coordinate of the center of the ball, <text:span text:style-name="T2">one for the </text:span>y coordinate of the center of the ball, <text:span text:style-name="T2">and one for the direction the ball is moving</text:span>. <text:s/><text:span text:style-name="T2">There are four possible directions: left, down, right, and up.</text:span> <text:s/>When animation is in progress these <text:span text:style-name="T2">three</text:span> fields are being updated every time the graphic area refreshes.</text:p>
      <text:p text:style-name="P1"/>
      <text:p text:style-name="P1">1<text:span text:style-name="T7">4</text:span>. <text:s/>There is an exit button. <text:s/>If the user clicks on the exit button then the clock stops and the <text:span text:style-name="T12">form</text:span> closes.</text:p>
      <text:p text:style-name="P1"/>
      <text:p text:style-name="P1"><text:soft-page-break/></text:p>
      <text:p text:style-name="P2">Details about functionality</text:p>
      <text:p text:style-name="P1"/>
      <text:p text:style-name="P1">You pick a nice size and color for your ball. <text:s/>A ball with radius <text:span text:style-name="T3">5 or less</text:span> is too small because it is too hard to see that little dot. <text:s/>A radius greater than 2<text:span text:style-name="T3">0</text:span> too big. <text:s/>You pick a nice radius somewhere in the middle. <text:s/>The radius becomes a fixed constant of the program.</text:p>
      <text:p text:style-name="P1"/>
      <text:p text:style-name="P1"/>
      <text:p text:style-name="P1">You pick nice contrasting colors for the ball, the background, <text:span text:style-name="T2">and the painted line on the ground surface.</text:span></text:p>
      <text:p text:style-name="P1"/>
      <text:p text:style-name="P1"/>
      <text:p text:style-name="P13">When the <text:span text:style-name="T29">UI</text:span> first opens <text:span text:style-name="T2">the ball is in the upper right corner of the path. <text:s/>The center of the ball is directly over the corner painted on the ground.</text:span></text:p>
      <text:p text:style-name="P13"/>
      <text:p text:style-name="P1"/>
      <text:p text:style-name="P14">When the user clicks on “Go” the ball begins moving along the edges of the rectangle. <text:s/>The ball continues in motion until the user clicks on “Pause” or clicks on “Exit”. <text:s/>It the user clicks on “Reset” the ball simply jumps to its initial positio<text:span text:style-name="T9">n</text:span>.</text:p>
      <text:p text:style-name="P1"/>
      <text:p text:style-name="P1"/>
      <text:p text:style-name="P19">This program requires three files. <text:s/>The first file is a driver file, which is very similar to the driver file of the previous assignment<text:span text:style-name="T29">s</text:span>. <text:s/>The second file defines the user interface. <text:s/>The user interface file will be like the second file of the previous assignment, but this one have more declarations. <text:s/><text:span text:style-name="T29">This UI file will be more complex that those in the past because this one must contain a function that computes the next coordinates of the ball given its current coordinates.</text:span> <text:s/></text:p>
      <text:p text:style-name="P19"/>
      <text:p text:style-name="P1"/>
      <text:p text:style-name="P1"/>
      <text:p text:style-name="P3">Comments</text:p>
      <text:p text:style-name="P20"/>
      <text:p text:style-name="P20">At the top of each source file (there are 3 of these) place these comments.</text:p>
      <text:p text:style-name="P20"><text:tab/>Author: &lt;your name&gt;</text:p>
      <text:p text:style-name="P20"><text:tab/>Course: <text:s/>CPSC223n</text:p>
      <text:p text:style-name="P20"><text:tab/>Assignment: <text:s/>&lt;number of the assignment&gt;</text:p>
      <text:p text:style-name="P20"><text:tab/>Due date: <text:s/>&lt;Date <text:span text:style-name="T15">when you should email your program to the professor&gt;</text:span></text:p>
      <text:p text:style-name="P20"><text:tab/><text:span text:style-name="T15">How to compile: <text:s/>The bash statement that will compile the specific file where the comments are written.</text:span></text:p>
      <text:p text:style-name="P20"/>
      <text:p text:style-name="P20"/>
      <text:p text:style-name="P20"/>
      <text:p text:style-name="P7">Lectures about animation</text:p>
      <text:p text:style-name="P20"/>
      <text:p text:style-name="P21">This program includes some new technology not found in <text:span text:style-name="T30">previous </text:span>assignments. <text:s/><text:span text:style-name="T30">In class there will be lectures about the general subject of animation and setting the speed of animation and the reason why we use two clocks.</text:span></text:p>
      <text:p text:style-name="P20"/>
      <text:p text:style-name="P20"/>
      <text:p text:style-name="P20"/>
      <text:p text:style-name="P4"><text:soft-page-break/>What to do when you finish this <text:span text:style-name="T16">assigned program</text:span></text:p>
      <text:p text:style-name="P21"/>
      <text:p text:style-name="P22">1. <text:s/>You may keep it as private property. <text:s/>Simply bring it with you on test day as place to look for answers.</text:p>
      <text:p text:style-name="P22"/>
      <text:p text:style-name="P22">2. <text:s/>You may get my attention in the lab and I will go to your computer and together we will watch your ball travel around the rectangle.</text:p>
      <text:p text:style-name="P22"/>
      <text:p text:style-name="P22">3. <text:s/>You may email it to me. <text:s/>I will read the source files and I will run it on my computer running Xubuntu 18.04. <text:s/>Then I will email back to you <text:span text:style-name="T30">your score.</text:span></text:p>
      <text:p text:style-name="P23"/>
      <text:p text:style-name="P21"/>
      <text:p text:style-name="P21"/>
      <text:p text:style-name="P21"/>
      <text:p text:style-name="P22"><text:span text:style-name="T1">Date for completion</text:span>: <text:s text:c="2"/>October <text:span text:style-name="T22">14</text:span>, 201<text:span text:style-name="T22">9</text:span></text:p>
      <text:p text:style-name="P22"/>
      <text:p text:style-name="P24">That will bring us very close to the middle of the semester. <text:s/>Watch for an announcement about a date for the midterm test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8"><text:span text:style-name="T26">This document was created using Libre Office word processor “Writer”. <text:s/>If you view this document with Microsoft Word it is probable that the picture </text:span><text:span text:style-name="T28">in</text:span><text:span text:style-name="T26"> this </text:span><text:span text:style-name="T28">document</text:span><text:span text:style-name="T26"> is </text:span><text:span text:style-name="T27">distorted</text:span><text:span text:style-name="T26">. <text:s/>Libre Office is available at www.libreoffice.org at no charge. <text:s/>There are versions available for Windows, Mac, and Linux. <text:s text:c="2"/></text:span><text:span text:style-name="T28">Linux users should install the word processor by entering into the shell this command: <text:s/>sudo apt install libreoffice-wri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1:11:52</meta:creation-date>
    <dc:date>2019-09-18T11:49:47.486348992</dc:date>
    <meta:editing-duration>PT6H20M3S</meta:editing-duration>
    <meta:editing-cycles>52</meta:editing-cycles>
    <meta:generator>LibreOffice/6.0.7.3$Linux_X86_64 LibreOffice_project/00m0$Build-3</meta:generator>
    <meta:print-date>2016-02-17T08:47:30.114104234</meta:print-date>
    <meta:printed-by>General Anthony Wayne</meta:printed-by>
    <meta:document-statistic meta:table-count="0" meta:image-count="0" meta:object-count="0" meta:page-count="5" meta:paragraph-count="48" meta:word-count="1090" meta:character-count="6016" meta:non-whitespace-character-count="4895"/>
  </office:meta>
</office:document-meta>
</file>